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70%" fo:orphans="2" fo:widows="2" fo:text-indent="0cm" style:auto-text-indent="false" fo:padding="0cm" fo:border="none"/>
      <style:text-properties fo:font-variant="normal" fo:text-transform="none" fo:color="#333333" style:font-name="sans-serif" fo:letter-spacing="normal" fo:font-style="normal" fo:font-weight="normal"/>
    </style:style>
    <style:style style:name="P2" style:family="paragraph" style:parent-style-name="Standard">
      <style:text-properties style:font-name="Arial" fo:font-size="13pt" style:font-size-asian="13pt" style:font-size-complex="13pt"/>
    </style:style>
    <style:style style:name="P3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variant="normal" fo:text-transform="none" fo:color="#333333" style:font-name="sans-serif" fo:font-size="18pt" fo:letter-spacing="normal" fo:font-style="normal" fo:font-weight="bold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s ist Iptables?<text:line-break/><text:line-break/>Eine Linux-Firewall ist eine Software, die den Netzwerkverkehr analysiert und entscheidet, ob sie den gewünschten Verkehr zulässt, ihn zurückweist oder Pakete an alternative IP-Adressen umleitet. Iptables ist ein Kommandozeilenprogramm (CLI) zur Steuerung von Firewall-Regeln auf einem Linux-Betriebssystem. Es verwendet Tabellen zur Überwachung des ein- und ausgehenden Netzwerkverkehrs. "Tabellen" sind Sätze von Regeln - Ketten genannt -, die ein- und ausgehende Datenpakete filtern.</text:p>
      <text:p text:style-name="P2"/>
      <text:p text:style-name="P2">auptmerkmale von Iptables<text:line-break/><text:line-break/>Iptables verwendet verschiedene Regeltabellen für verschiedene Paketverarbeitungsfunktionen. Die Regelfiltertabelle ist die Standardtabelle und bietet die folgenden Funktionen:<text:line-break/><text:line-break/>Option zur Anwendung benutzerdefinierter Ketten zusätzlich zu den Operationen der drei vordefinierten Ketten (INPUT, OUTPUT und FORWARD).<text:line-break/>Auslösen von Aktionen wie ACCEPT oder DROP.</text:p>
      <text:p text:style-name="P2"/>
      <text:p text:style-name="P3">How Does Iptables Relate to Cybersecurity?</text:p>
      <text:p text:style-name="P2">Iptables ist ein extrem leistungsfähiges Sicherheitswerkzeug für Linux-Netzwerke. Es kann von Cybersicherheitsexperten verwendet werden, um zu bestimmen, welche Pakete in das Netzwerk gelangen dürfen und welche nicht.</text:p>
      <text:p text:style-name="P2"/>
      <text:p text:style-name="P2"/>
      <text:p text:style-name="P4">ACCEPT</text:p>
      <text:p text:style-name="P1">Will allow the packet to pass through.</text:p>
      <text:p text:style-name="P2"/>
      <text:p text:style-name="P4">DROP</text:p>
      <text:p text:style-name="P1">Will not let the packet pass through.</text:p>
      <text:p text:style-name="P2"/>
      <text:p text:style-name="P4">RETURN</text:p>
      <text:p text:style-name="P1">Stops the packet from traversing a chain and returns it to the previous chain.</text:p>
      <text:p text:style-name="P2"/>
      <text:p text:style-name="P4">INPUT</text:p>
      <text:p text:style-name="P1">Filters incoming traffic to the server (equivalent to "incoming" in Windows Firewall).</text:p>
      <text:p text:style-name="P4">OUTPUT</text:p>
      <text:p text:style-name="P1">Filters outgoing traffic from your server (equivalent to "outbound" in Windows Firewall).</text:p>
      <text:p text:style-name="P2"/>
      <text:p text:style-name="P4">FORWARD</text:p>
      <text:p text:style-name="P1">Filters incoming traffic to be forwarded somewhere els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1.058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4$Win32 OpenOffice.org_project/4114m1$Build-9811</meta:generator>
    <dc:date>2023-11-26T18:01:16.07</dc:date>
    <dc:creator>kaos sevdalisi</dc:creator>
    <meta:document-statistic meta:table-count="0" meta:image-count="0" meta:object-count="0" meta:page-count="1" meta:paragraph-count="16" meta:word-count="208" meta:character-count="1568"/>
    <meta:user-defined meta:name="Info 1"/>
    <meta:user-defined meta:name="Info 2"/>
    <meta:user-defined meta:name="Info 3"/>
    <meta:user-defined meta:name="Info 4"/>
  </office:meta>
</office:document-meta>
</file>